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3.2772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5228in" fo:break-before="auto" style:use-optimal-row-height="true"/>
    </style:style>
    <style:style style:name="ro6" style:family="table-row">
      <style:table-row-properties style:row-height="0.6508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522in" fo:break-before="auto" style:use-optimal-row-height="false"/>
    </style:style>
    <style:style style:name="ro9" style:family="table-row">
      <style:table-row-properties style:row-height="0.3764in" fo:break-before="auto" style:use-optimal-row-height="false"/>
    </style:style>
    <style:style style:name="ro10" style:family="table-row">
      <style:table-row-properties style:row-height="0.3366in" fo:break-before="auto" style:use-optimal-row-height="false"/>
    </style:style>
    <style:style style:name="ro11" style:family="table-row">
      <style:table-row-properties style:row-height="0.6839in" fo:break-before="auto" style:use-optimal-row-height="true"/>
    </style:style>
    <style:style style:name="ro12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8" table:default-cell-style-name="ce11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8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spanned="14" table:number-rows-spanned="1"/>
          <table:covered-table-cell table:number-columns-repeated="13" table:style-name="ce8"/>
          <table:table-cell table:style-name="ce8" table:number-columns-repeated="1008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2"/>
        </table:table-row>
        <table:table-row table:style-name="ro4">
          <table:table-cell table:style-name="ce4" office:value-type="string">
            <text:p>Locust LCT-3D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2.5 FF</text:p>
            <text:p>(44)</text:p>
          </table:table-cell>
          <table:table-cell table:style-name="ce10" office:value-type="float" office:value="4500">
            <text:p>4500</text:p>
          </table:table-cell>
          <table:table-cell table:style-name="ce10" office:value-type="string">
            <text:p>2 x LRM-5 (1t)</text:p>
          </table:table-cell>
          <table:table-cell table:style-name="ce10" office:value-type="string">
            <text:p>10 Single</text:p>
          </table:table-cell>
          <table:table-cell table:style-name="ce10" table:number-columns-repeated="7"/>
          <table:table-cell table:style-name="ce10" office:value-type="string">
            <text:p>LRM Support</text:p>
          </table:table-cell>
          <table:table-cell table:style-name="ce10" table:number-columns-repeated="1008"/>
        </table:table-row>
        <table:table-row table:style-name="ro4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8000">
            <text:p>8000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EWAR Support</text:p>
          </table:table-cell>
          <table:table-cell table:number-columns-repeated="1008"/>
        </table:table-row>
        <table:table-row table:style-name="ro5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7500">
            <text:p>7500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8500">
            <text:p>850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9000">
            <text:p>9000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office:value-type="string">
            <text:p>Scout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9500">
            <text:p>9500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0500">
            <text:p>10500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9500">
            <text:p>9500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2"/>
        </table:table-row>
        <table:table-row table:style-name="ro4">
          <table:table-cell table:style-name="ce4" office:value-type="string">
            <text:p>Sentinel STN-4D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7 FF</text:p>
            <text:p>(125)</text:p>
          </table:table-cell>
          <table:table-cell table:style-name="ce10" office:value-type="float" office:value="11000">
            <text:p>11000</text:p>
          </table:table-cell>
          <table:table-cell table:style-name="ce10" office:value-type="string">
            <text:p>1 x RAC/5 (2t)</text:p>
            <text:p>1 x ERMBL</text:p>
          </table:table-cell>
          <table:table-cell table:style-name="ce10" office:value-type="string">
            <text:p>10 Double</text:p>
          </table:table-cell>
          <table:table-cell table:style-name="ce10" table:number-columns-repeated="7"/>
          <table:table-cell table:style-name="ce10" office:value-type="string">
            <text:p>Striker</text:p>
          </table:table-cell>
          <table:table-cell table:style-name="ce10" table:number-columns-repeated="1008"/>
        </table:table-row>
        <table:table-row table:style-name="ro6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000">
            <text:p>11000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8"/>
        </table:table-row>
        <table:table-row table:style-name="ro4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1000">
            <text:p>1100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4"/>
          <table:table-cell office:value-type="string">
            <text:p>LRM Support</text:p>
          </table:table-cell>
          <table:table-cell table:number-columns-repeated="1008"/>
        </table:table-row>
        <table:table-row table:style-name="ro1">
          <table:table-cell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3000">
            <text:p>13000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7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4000">
            <text:p>14000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7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3500">
            <text:p>1350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9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000">
            <text:p>15000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8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5000">
            <text:p>15000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0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6000">
            <text:p>16000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2"/>
        </table:table-row>
        <table:table-row table:style-name="ro11">
          <table:table-cell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8000">
            <text:p>18000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8"/>
        </table:table-row>
        <table:table-row table:style-name="ro5">
          <table:table-cell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5000">
            <text:p>15000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7">
          <table:table-cell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21000">
            <text:p>21000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7">
          <table:table-cell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000">
            <text:p>180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000">
            <text:p>20000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7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7500">
            <text:p>17500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Sniper</text:p>
          </table:table-cell>
          <table:table-cell table:number-columns-repeated="1008"/>
        </table:table-row>
        <table:table-row table:style-name="ro7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8000">
            <text:p>18000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8000">
            <text:p>18000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20500">
            <text:p>20500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8"/>
        </table:table-row>
        <table:table-row table:style-name="ro12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21500">
            <text:p>21500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2"/>
        </table:table-row>
        <table:table-row table:style-name="ro7">
          <table:table-cell table:style-name="ce6" office:value-type="string">
            <text:p>Victor VTR-10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3 Std</text:p>
            <text:p>(208)</text:p>
          </table:table-cell>
          <table:table-cell table:style-name="ce10" office:value-type="float" office:value="21000">
            <text:p>21000</text:p>
          </table:table-cell>
          <table:table-cell table:style-name="ce10" office:value-type="string">
            <text:p>1 x UAC/20 (6t)</text:p>
            <text:p>2 x ERMBL</text:p>
            <text:p>1 x SSRM-4 (1t)</text:p>
          </table:table-cell>
          <table:table-cell table:style-name="ce10" office:value-type="string">
            <text:p>12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0" office:value-type="string">
            <text:p>Brawler</text:p>
          </table:table-cell>
          <table:table-cell table:style-name="ce10" table:number-columns-repeated="1008"/>
        </table:table-row>
        <table:table-row table:style-name="ro5">
          <table:table-cell table:style-name="ce6" office:value-type="string">
            <text:p>Victor VTR-11D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14.5 Std</text:p>
            <text:p>(232)</text:p>
          </table:table-cell>
          <table:table-cell table:style-name="ce10" office:value-type="float" office:value="22500">
            <text:p>22500</text:p>
          </table:table-cell>
          <table:table-cell table:style-name="ce10" office:value-type="string">
            <text:p>1 x RAC/5 (3t)</text:p>
            <text:p>2 x ERLBL</text:p>
            <text:p>1 x SSRM-4 (1t)</text:p>
          </table:table-cell>
          <table:table-cell table:style-name="ce10" office:value-type="string">
            <text:p>15 Doubl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6"/>
          <table:table-cell table:style-name="ce10" office:value-type="string">
            <text:p>Striker</text:p>
          </table:table-cell>
          <table:table-cell table:style-name="ce10" table:number-columns-repeated="1008"/>
        </table:table-row>
        <table:table-row table:style-name="ro7">
          <table:table-cell office:value-type="string">
            <text:p>Longbow LGB-7Q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3000">
            <text:p>23000</text:p>
          </table:table-cell>
          <table:table-cell office:value-type="string">
            <text:p>2 x LRM-20A (4t)</text:p>
            <text:p>2 x LRM-5 (4t)</text:p>
            <text:p>2 x MBL</text:p>
          </table:table-cell>
          <table:table-cell office:value-type="string">
            <text:p>22 Single</text:p>
          </table:table-cell>
          <table:table-cell table:number-columns-repeated="7"/>
          <table:table-cell office:value-type="string">
            <text:p>LRM Support</text:p>
          </table:table-cell>
          <table:table-cell table:number-columns-repeated="1008"/>
        </table:table-row>
        <table:table-row table:style-name="ro11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6500">
            <text:p>26500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8"/>
        </table:table-row>
        <table:table-row table:style-name="ro11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/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rawler</text:p>
          </table:table-cell>
          <table:table-cell table:number-columns-repeated="1008"/>
        </table:table-row>
        <table:table-row table:style-name="ro7">
          <table:table-cell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8500">
            <text:p>28500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8"/>
        </table:table-row>
        <table:table-row table:style-name="ro11">
          <table:table-cell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9000">
            <text:p>29000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8"/>
        </table:table-row>
        <table:table-row table:style-name="ro11" table:number-rows-repeated="1048534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2" office:value-type="string">
            <text:p>Draconis Combine</text:p>
          </table:table-cell>
          <table:table-cell table:style-name="ce13" table:number-columns-spanned="14" table:number-rows-spanned="1"/>
          <table:covered-table-cell table:number-columns-repeated="13" table:style-name="ce13"/>
          <table:table-cell table:style-name="ce13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4" office:value-type="string">
            <text:p>Lyran Alliance</text:p>
          </table:table-cell>
          <table:table-cell table:style-name="ce15" table:number-columns-spanned="14" table:number-rows-spanned="1"/>
          <table:covered-table-cell table:number-columns-repeated="13" table:style-name="ce15"/>
          <table:table-cell table:style-name="ce15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pellan Confederation" table:style-name="ta4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6" office:value-type="string">
            <text:p>Capellan Confeder.</text:p>
          </table:table-cell>
          <table:table-cell table:style-name="ce17" table:number-columns-spanned="14" table:number-rows-spanned="1"/>
          <table:covered-table-cell table:number-columns-repeated="13" table:style-name="ce17"/>
          <table:table-cell table:style-name="ce17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9" table:default-cell-style-name="ce11"/>
        <table:table-row table:style-name="ro4">
          <table:table-cell table:style-name="ce1" office:value-type="string">
            <text:p>Name</text:p>
          </table:table-cell>
          <table:table-cell table:style-name="ce7" office:value-type="string">
            <text:p>Weight</text:p>
            <text:p>(tons)</text:p>
          </table:table-cell>
          <table:table-cell table:style-name="ce7" office:value-type="string">
            <text:p>Speed</text:p>
            <text:p>(MP/KPH)</text:p>
          </table:table-cell>
          <table:table-cell table:style-name="ce7" office:value-type="string">
            <text:p>Armor</text:p>
            <text:p>(Points)</text:p>
          </table:table-cell>
          <table:table-cell table:style-name="ce7" office:value-type="string">
            <text:p>Effective</text:p>
            <text:p>HP</text:p>
          </table:table-cell>
          <table:table-cell table:style-name="ce7" office:value-type="string">
            <text:p>Weapons</text:p>
            <text:p>(Ammo)</text:p>
          </table:table-cell>
          <table:table-cell table:style-name="ce7" office:value-type="string">
            <text:p>Heatsinks</text:p>
            <text:p>(Effective)</text:p>
          </table:table-cell>
          <table:table-cell table:style-name="ce7" office:value-type="string">
            <text:p>Jumpjets</text:p>
          </table:table-cell>
          <table:table-cell table:style-name="ce7" office:value-type="string">
            <text:p>MASC</text:p>
          </table:table-cell>
          <table:table-cell table:style-name="ce7" office:value-type="string">
            <text:p>ECM</text:p>
          </table:table-cell>
          <table:table-cell table:style-name="ce7" office:value-type="string">
            <text:p>Narc</text:p>
          </table:table-cell>
          <table:table-cell table:style-name="ce7" office:value-type="string">
            <text:p>TAG</text:p>
          </table:table-cell>
          <table:table-cell table:style-name="ce7" office:value-type="string">
            <text:p>BAP</text:p>
          </table:table-cell>
          <table:table-cell table:style-name="ce7" office:value-type="string">
            <text:p>AMS</text:p>
          </table:table-cell>
          <table:table-cell table:style-name="ce7" office:value-type="string">
            <text:p>Role/Notes</text:p>
          </table:table-cell>
          <table:table-cell table:style-name="ce7" table:number-columns-repeated="1009"/>
        </table:table-row>
        <table:table-row table:style-name="ro2">
          <table:table-cell table:style-name="ce18" office:value-type="string">
            <text:p>Free Worlds League</text:p>
          </table:table-cell>
          <table:table-cell table:style-name="ce19" table:number-columns-spanned="14" table:number-rows-spanned="1"/>
          <table:covered-table-cell table:number-columns-repeated="13" table:style-name="ce19"/>
          <table:table-cell table:style-name="ce19" table:number-columns-repeated="1009"/>
        </table:table-row>
        <table:table-row table:style-name="ro3">
          <table:table-cell table:style-name="ce3" office:value-type="string">
            <text:p>LIGHT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9"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10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5-05-29T10:38:42.53</dc:date>
    <meta:editing-duration>P2DT7H54M1S</meta:editing-duration>
    <meta:editing-cycles>20</meta:editing-cycles>
    <meta:generator>OpenOffice.org/3.4$Win32 OpenOffice.org_project/340m1$Build-9590</meta:generator>
    <meta:document-statistic meta:table-count="5" meta:cell-count="404" meta:object-count="0"/>
  </office:meta>
</office:document-meta>
</file>